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1.26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346in" fo:break-before="auto" style:use-optimal-row-height="fals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2693in" fo:break-before="auto" style:use-optimal-row-height="false"/>
    </style:style>
    <style:style style:name="ro11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font-name="URW Bookman L"/>
    </style:style>
    <style:style style:name="ce4" style:family="table-cell" style:parent-style-name="Default">
      <style:text-properties style:font-name="URW Bookman 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6" style:family="table-cell" style:parent-style-name="Default">
      <style:table-cell-properties fo:border="0.06pt solid #000000" style:vertical-align="middle"/>
      <style:text-properties style:font-name="URW Bookman L"/>
    </style:style>
    <style:style style:name="ce7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RW Bookman L" fo:font-size="8pt" style:font-size-asian="8pt" style:font-size-complex="8pt"/>
    </style:style>
    <style:style style:name="ce11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ce12" style:family="table-cell" style:parent-style-name="Default">
      <style:text-properties style:font-name="URW Bookman L" fo:font-size="14pt" style:font-size-asian="14pt" style:font-size-complex="14pt"/>
    </style:style>
    <style:style style:name="ce13" style:family="table-cell" style:parent-style-name="Default">
      <style:text-properties style:font-name="URW Bookman L" fo:font-size="20pt" style:font-size-asian="20pt" style:font-size-complex="20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3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3" office:value-type="string">
            <text:p><text:span text:style-name="T2">I</text:span><text:span text:style-name="T8">NVOICE</text:span></text:p>
          </table:table-cell>
          <table:table-cell table:number-columns-repeated="1018"/>
        </table:table-row>
        <table:table-row table:style-name="ro4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5">
          <table:table-cell/>
          <table:table-cell table:style-name="ce3" office:value-type="string">
            <text:p><text:span text:style-name="T4">J</text:span>uly, 26 2012</text:p>
          </table:table-cell>
          <table:table-cell table:number-columns-repeated="1022"/>
        </table:table-row>
        <table:table-row table:style-name="ro6">
          <table:table-cell/>
          <table:table-cell table:style-name="ce3"/>
          <table:table-cell table:number-columns-repeated="1022"/>
        </table:table-row>
        <table:table-row table:style-name="ro7">
          <table:table-cell/>
          <table:table-cell table:style-name="ce4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4"/>
          <table:table-cell table:style-name="ce4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 table:style-name="ce4"/>
          <table:table-cell table:style-name="ce4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table:number-columns-spanned="2" table:number-rows-spanned="1">
            <text:p>Amtrak</text:p>
            <text:p>500 W. Jackson Blvd Room 100</text:p>
            <text:p>Chicago, Illinois 60661</text:p>
          </table:table-cell>
          <table:covered-table-cell/>
          <table:table-cell table:style-name="ce9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4" office:value-type="float" office:value="2">
            <text:p>2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7">
          <table:table-cell/>
          <table:table-cell table:style-name="ce4" office:value-type="string">
            <text:p><text:span text:style-name="T4">D</text:span><text:span text:style-name="T5">ESCRIPTION</text:span></text:p>
          </table:table-cell>
          <table:table-cell table:style-name="ce7" office:value-type="string">
            <text:p><text:span text:style-name="T4">R</text:span>ATE</text:p>
          </table:table-cell>
          <table:table-cell table:style-name="ce4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4" office:value-type="string">
            <text:p><text:span text:style-name="T4">S</text:span><text:span text:style-name="T5">UBTOTAL</text:span></text:p>
          </table:table-cell>
          <table:table-cell table:number-columns-repeated="1019"/>
        </table:table-row>
        <table:table-row table:style-name="ro10">
          <table:table-cell table:style-name="ce2"/>
          <table:table-cell table:style-name="ce6" office:value-type="string">
            <text:p>Server</text:p>
          </table:table-cell>
          <table:table-cell table:style-name="ce8" office:value-type="string">
            <text:p>N/A</text:p>
          </table:table-cell>
          <table:table-cell table:style-name="ce8" office:value-type="float" office:value="1">
            <text:p>1</text:p>
          </table:table-cell>
          <table:table-cell table:style-name="ce11" office:value-type="currency" office:currency="USD" office:value="600">
            <text:p>$600.00</text:p>
          </table:table-cell>
          <table:table-cell table:style-name="ce2" table:number-columns-repeated="1019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3"/>
          <table:table-cell table:style-name="ce10" office:value-type="string">
            <text:p><text:span text:style-name="T6">T</text:span><text:span text:style-name="T7">OTAL</text:span>:</text:p>
          </table:table-cell>
          <table:table-cell table:style-name="ce12" table:formula="of:=[.E9]" office:value-type="currency" office:currency="USD" office:value="600">
            <text:p>$600.00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01:09:31</meta:creation-date>
    <meta:generator>LibreOffice/3.5$Linux_x86 LibreOffice_project/350m1$Build-2</meta:generator>
    <meta:editing-duration>PT23S</meta:editing-duration>
    <meta:editing-cycles>5</meta:editing-cycles>
    <dc:title>invoice</dc:title>
    <meta:initial-creator>jack </meta:initial-creator>
    <dc:date>2012-07-27T01:12:31</dc:date>
    <dc:creator>jack </dc:creator>
    <meta:document-statistic meta:table-count="3" meta:cell-count="19" meta:object-count="0"/>
    <meta:template xlink:type="simple" xlink:actuate="onRequest" xlink:title="invoice" xlink:href="../../../../.config/libreoffice/3/user/template/invoice1.ots" meta:date="2012-07-27T01:09:31"/>
  </office:meta>
</office:document-meta>
</file>